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75in" fo:margin-left="0in" table:align="left"/>
    </style:style>
    <style:style style:name="Table2.A" style:family="table-column">
      <style:table-column-properties style:column-width="0.5in"/>
    </style:style>
    <style:style style:name="Table2.B" style:family="table-column">
      <style:table-column-properties style:column-width="2.1875in"/>
    </style:style>
    <style:style style:name="Table2.C" style:family="table-column">
      <style:table-column-properties style:column-width="1.125in"/>
    </style:style>
    <style:style style:name="Table2.D" style:family="table-column">
      <style:table-column-properties style:column-width="0.6493in"/>
    </style:style>
    <style:style style:name="Table2.E" style:family="table-column">
      <style:table-column-properties style:column-width="0.6007in"/>
    </style:style>
    <style:style style:name="Table2.F" style:family="table-column">
      <style:table-column-properties style:column-width="1.68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officeooo:rsid="001dda9f" officeooo:paragraph-rsid="001dda9f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officeooo:rsid="001dda9f" officeooo:paragraph-rsid="001dda9f" style:font-size-asian="14pt" style:font-style-asian="italic" style:font-size-complex="16pt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ize="16pt" fo:font-style="normal" officeooo:rsid="001dda9f" officeooo:paragraph-rsid="001dda9f" style:font-size-asian="14pt" style:font-style-asian="normal" style:font-size-complex="16pt" style:font-style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style="normal" officeooo:rsid="001e268d" officeooo:paragraph-rsid="001e268d" style:font-size-asian="14pt" style:font-style-asian="normal" style:font-size-complex="16pt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ize="16pt" fo:font-style="normal" officeooo:rsid="00250ddc" officeooo:paragraph-rsid="00250ddc" style:font-size-asian="14pt" style:font-style-asian="normal" style:font-size-complex="16pt" style:font-style-complex="normal"/>
    </style:style>
    <style:style style:name="P6" style:family="paragraph" style:parent-style-name="Standard">
      <style:paragraph-properties fo:text-align="center" style:justify-single-word="false"/>
      <style:text-properties fo:font-size="16pt" fo:font-style="normal" officeooo:rsid="006a77ce" officeooo:paragraph-rsid="006a77ce" style:font-size-asian="14pt" style:font-style-asian="normal" style:font-size-complex="16pt" style:font-style-complex="normal"/>
    </style:style>
    <style:style style:name="P7" style:family="paragraph" style:parent-style-name="Standard">
      <style:paragraph-properties fo:text-align="center" style:justify-single-word="false"/>
      <style:text-properties fo:font-size="12pt" fo:font-style="normal" officeooo:rsid="001e268d" officeooo:paragraph-rsid="001e268d" style:font-size-asian="10.5pt" style:font-style-asian="normal" style:font-size-complex="12pt" style:font-style-complex="normal"/>
    </style:style>
    <style:style style:name="P8" style:family="paragraph" style:parent-style-name="Standard">
      <style:paragraph-properties fo:text-align="center" style:justify-single-word="false"/>
      <style:text-properties fo:font-size="12pt" fo:font-style="normal" officeooo:rsid="00250ddc" officeooo:paragraph-rsid="00250ddc" style:font-size-asian="10.5pt" style:font-style-asian="normal" style:font-size-complex="12pt" style:font-style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style="normal" officeooo:rsid="006a77ce" officeooo:paragraph-rsid="006a77ce" style:font-size-asian="10.5pt" style:font-style-asian="normal" style:font-size-complex="12pt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officeooo:rsid="006d09bc" officeooo:paragraph-rsid="006d09bc" style:font-size-asian="10.5pt" style:font-style-asian="normal" style:font-size-complex="12pt" style:font-style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style="normal" officeooo:rsid="006d09bc" officeooo:paragraph-rsid="006e8397" style:font-size-asian="10.5pt" style:font-style-asian="normal" style:font-size-complex="12pt" style:font-style-complex="normal"/>
    </style:style>
    <style:style style:name="P12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paragraph-rsid="0037ca0f" style:font-size-asian="10.5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paragraph-rsid="003ab2df" style:font-size-asian="10.5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paragraph-rsid="003e5de1" style:font-size-asian="10.5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paragraph-rsid="00408cd5" style:font-size-asian="10.5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paragraph-rsid="004a1d54" style:font-size-asian="10.5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paragraph-rsid="004b0d13" style:font-size-asian="10.5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paragraph-rsid="00577703" style:font-size-asian="10.5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paragraph-rsid="00638505" style:font-size-asian="10.5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paragraph-rsid="0064cedc" style:font-size-asian="10.5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paragraph-rsid="0068af8a" style:font-size-asian="10.5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paragraph-rsid="00843855" style:font-size-asian="10.5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20117c" officeooo:paragraph-rsid="0020117c" style:font-size-asian="10.5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2061a0" officeooo:paragraph-rsid="002061a0" style:font-size-asian="10.5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21592e" officeooo:paragraph-rsid="0021592e" style:font-size-asian="10.5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22b484" officeooo:paragraph-rsid="0022b484" style:font-size-asian="10.5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266479" officeooo:paragraph-rsid="00266479" style:font-size-asian="10.5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rsid="00283e7a" officeooo:paragraph-rsid="00283e7a" style:font-size-asian="10.5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29de14" officeooo:paragraph-rsid="0029de14" style:font-size-asian="10.5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2a8113" officeooo:paragraph-rsid="002a8113" style:font-size-asian="10.5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2bedc6" officeooo:paragraph-rsid="002bedc6" style:font-size-asian="10.5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02d7d0d" officeooo:paragraph-rsid="002d7d0d" style:font-size-asian="10.5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033f0c7" officeooo:paragraph-rsid="0033f0c7" style:font-size-asian="10.5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officeooo:rsid="0036daca" officeooo:paragraph-rsid="0036daca" style:font-size-asian="10.5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officeooo:rsid="003e5de1" officeooo:paragraph-rsid="003e5de1" style:font-size-asian="10.5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font-size="12pt" officeooo:rsid="00426bd0" officeooo:paragraph-rsid="00426bd0" style:font-size-asian="10.5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font-size="12pt" officeooo:rsid="0043d5e9" officeooo:paragraph-rsid="0043d5e9" style:font-size-asian="10.5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font-size="12pt" officeooo:rsid="00493d70" officeooo:paragraph-rsid="00493d70" style:font-size-asian="10.5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font-size="12pt" officeooo:rsid="004e28aa" officeooo:paragraph-rsid="004e28aa" style:font-size-asian="10.5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2pt" officeooo:rsid="005556d6" officeooo:paragraph-rsid="005556d6" style:font-size-asian="10.5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font-size="12pt" officeooo:rsid="0057cc90" officeooo:paragraph-rsid="0057cc90" style:font-size-asian="10.5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font-size="12pt" officeooo:rsid="0059d83a" officeooo:paragraph-rsid="0059d83a" style:font-size-asian="10.5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size="12pt" officeooo:rsid="005ad499" officeooo:paragraph-rsid="005ad499" style:font-size-asian="10.5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font-size="12pt" officeooo:rsid="006b0a9f" officeooo:paragraph-rsid="006b0a9f" style:font-size-asian="10.5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size="12pt" officeooo:rsid="00588dc5" officeooo:paragraph-rsid="00588dc5" fo:background-color="transparent" style:font-size-asian="10.5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font-size="12pt" officeooo:rsid="0099fff9" officeooo:paragraph-rsid="0099fff9" style:font-size-asian="10.5pt" style:font-size-complex="12pt"/>
    </style:style>
    <style:style style:name="T1" style:family="text">
      <style:text-properties officeooo:rsid="0033f0c7"/>
    </style:style>
    <style:style style:name="T2" style:family="text">
      <style:text-properties officeooo:rsid="0037ca0f"/>
    </style:style>
    <style:style style:name="T3" style:family="text">
      <style:text-properties officeooo:rsid="003ab2df"/>
    </style:style>
    <style:style style:name="T4" style:family="text">
      <style:text-properties officeooo:rsid="003e5de1"/>
    </style:style>
    <style:style style:name="T5" style:family="text">
      <style:text-properties officeooo:rsid="00408cd5"/>
    </style:style>
    <style:style style:name="T6" style:family="text">
      <style:text-properties officeooo:rsid="004a1d54"/>
    </style:style>
    <style:style style:name="T7" style:family="text">
      <style:text-properties officeooo:rsid="004b0d13"/>
    </style:style>
    <style:style style:name="T8" style:family="text">
      <style:text-properties officeooo:rsid="00577703"/>
    </style:style>
    <style:style style:name="T9" style:family="text">
      <style:text-properties officeooo:rsid="00638505"/>
    </style:style>
    <style:style style:name="T10" style:family="text">
      <style:text-properties officeooo:rsid="0064cedc"/>
    </style:style>
    <style:style style:name="T11" style:family="text">
      <style:text-properties officeooo:rsid="0068af8a"/>
    </style:style>
    <style:style style:name="T12" style:family="text">
      <style:text-properties officeooo:rsid="006e9dc9"/>
    </style:style>
    <style:style style:name="T13" style:family="text">
      <style:text-properties officeooo:rsid="007085c5"/>
    </style:style>
    <style:style style:name="T14" style:family="text">
      <style:text-properties officeooo:rsid="008099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P predmetni projekat</text:p>
      <text:p text:style-name="P2">Dokumentacija</text:p>
      <text:p text:style-name="P3"/>
      <text:p text:style-name="P4">Osnovni podaci</text:p>
      <table:table table:name="Table1" table:style-name="Table1">
        <table:table-column table:style-name="Table1.A"/>
        <table:table-column table:style-name="Table1.B"/>
        <table:table-row table:style-name="TableLine94913146933024">
          <table:table-cell table:style-name="Table1.A1" office:value-type="string">
            <text:p text:style-name="P24">Broj indeksa</text:p>
          </table:table-cell>
          <table:table-cell table:style-name="Table1.B1" office:value-type="string">
            <text:p text:style-name="P24">SW48/2017</text:p>
          </table:table-cell>
        </table:table-row>
        <table:table-row table:style-name="TableLine94913146994736">
          <table:table-cell table:style-name="Table1.A2" office:value-type="string">
            <text:p text:style-name="P24">Ime I prezime</text:p>
          </table:table-cell>
          <table:table-cell table:style-name="Table1.B2" office:value-type="string">
            <text:p text:style-name="P24">Jovan Ćorilić</text:p>
          </table:table-cell>
        </table:table-row>
        <table:table-row table:style-name="TableLine94913146996048">
          <table:table-cell table:style-name="Table1.A2" office:value-type="string">
            <text:p text:style-name="P25">Šifra zadatka</text:p>
          </table:table-cell>
          <table:table-cell table:style-name="Table1.B2" office:value-type="string">
            <text:p text:style-name="P12">PP-8JC5Q</text:p>
          </table:table-cell>
        </table:table-row>
        <table:table-row table:style-name="TableLine94913146996688">
          <table:table-cell table:style-name="Table1.A2" office:value-type="string">
            <text:p text:style-name="P26">Kontrolna tačka</text:p>
          </table:table-cell>
          <table:table-cell table:style-name="Table1.B2" office:value-type="string">
            <text:p text:style-name="P26">1</text:p>
          </table:table-cell>
        </table:table-row>
        <table:table-row table:style-name="TableLine94913146997488">
          <table:table-cell table:style-name="Table1.A2" office:value-type="string">
            <text:p text:style-name="P26">Operativni sistem</text:p>
          </table:table-cell>
          <table:table-cell table:style-name="Table1.B2" office:value-type="string">
            <text:p text:style-name="P12">Ubuntu 20.04.2 LTS</text:p>
          </table:table-cell>
        </table:table-row>
        <table:table-row table:style-name="TableLine94913146998288">
          <table:table-cell table:style-name="Table1.A2" office:value-type="string">
            <text:p text:style-name="P27">Gcc verzija</text:p>
          </table:table-cell>
          <table:table-cell table:style-name="Table1.B2" office:value-type="string">
            <text:p text:style-name="P12">9.3.0</text:p>
          </table:table-cell>
        </table:table-row>
      </table:table>
      <text:p text:style-name="P7"/>
      <text:p text:style-name="P5">Evidencija implementiranog dela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Line94913146999664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28">Zadatak</text:p>
          </table:table-cell>
          <table:table-cell table:style-name="Table2.A1" office:value-type="string">
            <text:p text:style-name="P28">SIN</text:p>
          </table:table-cell>
          <table:table-cell table:style-name="Table2.A1" office:value-type="string">
            <text:p text:style-name="P28">SEM</text:p>
          </table:table-cell>
          <table:table-cell table:style-name="Table2.A1" office:value-type="string">
            <text:p text:style-name="P28">GK</text:p>
          </table:table-cell>
          <table:table-cell table:style-name="Table2.F1" office:value-type="string">
            <text:p text:style-name="P28">Test fajlovi</text:p>
          </table:table-cell>
        </table:table-row>
        <table:table-row table:style-name="TableLine94913147143760">
          <table:table-cell table:style-name="Table2.A2" office:value-type="string">
            <text:p text:style-name="P29">Z<text:span text:style-name="T1">0</text:span></text:p>
          </table:table-cell>
          <table:table-cell table:style-name="Table2.A2" office:value-type="string">
            <text:p text:style-name="P30">miniC</text:p>
          </table:table-cell>
          <table:table-cell table:style-name="Table2.A2" office:value-type="string">
            <text:p text:style-name="P30">+</text:p>
          </table:table-cell>
          <table:table-cell table:style-name="Table2.A2" office:value-type="string">
            <text:p text:style-name="P30">+</text:p>
          </table:table-cell>
          <table:table-cell table:style-name="Table2.A2" office:value-type="string">
            <text:p text:style-name="P12"/>
          </table:table-cell>
          <table:table-cell table:style-name="Table2.F2" office:value-type="string">
            <text:p text:style-name="P12"/>
          </table:table-cell>
        </table:table-row>
        <table:table-row table:style-name="TableLine94913147148112">
          <table:table-cell table:style-name="Table2.A2" office:value-type="string">
            <text:p text:style-name="P30">Z<text:span text:style-name="T1">1</text:span></text:p>
          </table:table-cell>
          <table:table-cell table:style-name="Table2.A2" office:value-type="string">
            <text:p text:style-name="P30">komentari</text:p>
          </table:table-cell>
          <table:table-cell table:style-name="Table2.A2" office:value-type="string">
            <text:p text:style-name="P30">+</text:p>
          </table:table-cell>
          <table:table-cell table:style-name="Table2.A2" office:value-type="string">
            <text:p text:style-name="P30">+</text:p>
          </table:table-cell>
          <table:table-cell table:style-name="Table2.A2" office:value-type="string">
            <text:p text:style-name="P12"/>
          </table:table-cell>
          <table:table-cell table:style-name="Table2.F2" office:value-type="string">
            <text:p text:style-name="P12">test-ok1.mc</text:p>
          </table:table-cell>
        </table:table-row>
        <table:table-row table:style-name="TableLine94913147149248">
          <table:table-cell table:style-name="Table2.A2" office:value-type="string">
            <text:p text:style-name="P31">Z<text:span text:style-name="T1">2</text:span></text:p>
          </table:table-cell>
          <table:table-cell table:style-name="Table2.A2" office:value-type="string">
            <text:p text:style-name="P32">Select iskaz</text:p>
          </table:table-cell>
          <table:table-cell table:style-name="Table2.A2" office:value-type="string">
            <text:p text:style-name="P33">+</text:p>
          </table:table-cell>
          <table:table-cell table:style-name="Table2.A2" office:value-type="string">
            <text:p text:style-name="P33">+</text:p>
          </table:table-cell>
          <table:table-cell table:style-name="Table2.A2" office:value-type="string">
            <text:p text:style-name="P12"/>
          </table:table-cell>
          <table:table-cell table:style-name="Table2.F2" office:value-type="string">
            <text:p text:style-name="P12">test-ok2.mc</text:p>
            <text:p text:style-name="P12">test-synerr21.mc</text:p>
            <text:p text:style-name="P12">test-semerr21.mc</text:p>
            <text:p text:style-name="P12">test-semerr22.mc</text:p>
            <text:p text:style-name="P12">test-semerr23.mc</text:p>
          </table:table-cell>
        </table:table-row>
        <table:table-row table:style-name="TableLine94913147150544">
          <table:table-cell table:style-name="Table2.A2" office:value-type="string">
            <text:p text:style-name="P34">Z3</text:p>
          </table:table-cell>
          <table:table-cell table:style-name="Table2.A2" office:value-type="string">
            <text:p text:style-name="P35">Deklarisanje više promenljivih</text:p>
          </table:table-cell>
          <table:table-cell table:style-name="Table2.A2" office:value-type="string">
            <text:p text:style-name="P35">+</text:p>
          </table:table-cell>
          <table:table-cell table:style-name="Table2.A2" office:value-type="string">
            <text:p text:style-name="P35">+</text:p>
          </table:table-cell>
          <table:table-cell table:style-name="Table2.A2" office:value-type="string">
            <text:p text:style-name="P12"/>
          </table:table-cell>
          <table:table-cell table:style-name="Table2.F2" office:value-type="string">
            <text:p text:style-name="P13">test-ok<text:span text:style-name="T2">3</text:span>.mc</text:p>
            <text:p text:style-name="P13">test-ok-NAS-31.mc</text:p>
            <text:p text:style-name="P13">test-ok-NAS-32.mc</text:p>
            <text:p text:style-name="P13">test-ok-NAS-33.mc</text:p>
            <text:p text:style-name="P14">test-synerr<text:span text:style-name="T3">3</text:span>.mc</text:p>
            <text:p text:style-name="P14">test-synerr-NAS-31.mc</text:p>
            <text:p text:style-name="P14">test-synerr-NAS-32.mc</text:p>
            <text:p text:style-name="P14">test-synerr-NAS-33.mc</text:p>
            <text:p text:style-name="P14">test-synerr-NAS-34.mc</text:p>
            <text:p text:style-name="P14">test-synerr-NAS-36.mc</text:p>
            <text:p text:style-name="P13">test-semerr31.mc</text:p>
            <text:p text:style-name="P13">test-semerr32.mc</text:p>
            <text:p text:style-name="P13">test-semerr-NAS-31.mc</text:p>
            <text:p text:style-name="P13">test-semerr-NAS-32.mc</text:p>
            <text:p text:style-name="P13">test-semerr-NAS-33.mc</text:p>
            <text:p text:style-name="P13">test-semerr-NAS-34.mc</text:p>
            <text:p text:style-name="P13">test-semerr-NAS-35.mc</text:p>
          </table:table-cell>
        </table:table-row>
        <table:table-row table:style-name="TableLine94913147151952">
          <table:table-cell table:style-name="Table2.A2" office:value-type="string">
            <text:p text:style-name="P36">Z4</text:p>
          </table:table-cell>
          <table:table-cell table:style-name="Table2.A2" office:value-type="string">
            <text:p text:style-name="P36">Inkrement</text:p>
          </table:table-cell>
          <table:table-cell table:style-name="Table2.A2" office:value-type="string">
            <text:p text:style-name="P36">+</text:p>
          </table:table-cell>
          <table:table-cell table:style-name="Table2.A2" office:value-type="string">
            <text:p text:style-name="P36">+</text:p>
          </table:table-cell>
          <table:table-cell table:style-name="Table2.A2" office:value-type="string">
            <text:p text:style-name="P12"/>
          </table:table-cell>
          <table:table-cell table:style-name="Table2.F2" office:value-type="string">
            <text:p text:style-name="P15">test-ok<text:span text:style-name="T4">4</text:span>.mc</text:p>
            <text:p text:style-name="P15">test-ok-NAS-41.mc</text:p>
            <text:p text:style-name="P15">test-ok-NAS-42.mc</text:p>
            <text:p text:style-name="P15">test-ok-NAS-43.mc</text:p>
            <text:p text:style-name="P15">test-ok-NAS-44.mc</text:p>
            <text:p text:style-name="P15">test-ok-NAS-45.mc</text:p>
            <text:p text:style-name="P15">test-ok-NAS-46.mc</text:p>
            <text:p text:style-name="P15">test-synerr4.mc</text:p>
            <text:p text:style-name="P15">test-synerr-NAS-41.mc</text:p>
            <text:p text:style-name="P15"><text:soft-page-break/>test-synerr-NAS-42.mc</text:p>
            <text:p text:style-name="P15">test-synerr-NAS-43.mc</text:p>
            <text:p text:style-name="P15">test-synerr-NAS-44.mc</text:p>
            <text:p text:style-name="P15">test-synerr-NAS-45.mc</text:p>
            <text:p text:style-name="P15">test-synerr-NAS-46.mc</text:p>
            <text:p text:style-name="P15">test-synerr-NAS-47.mc</text:p>
            <text:p text:style-name="P16">test-semerr<text:span text:style-name="T5">4</text:span>.mc</text:p>
            <text:p text:style-name="P16">test-semerr-NAS-41.mc</text:p>
            <text:p text:style-name="P16">test-semerr-NAS-42.mc</text:p>
            <text:p text:style-name="P16">test-semerr-NAS-43.mc</text:p>
          </table:table-cell>
        </table:table-row>
        <table:table-row table:style-name="TableLine94913147153232">
          <table:table-cell table:style-name="Table2.A2" office:value-type="string">
            <text:p text:style-name="P37">Z5</text:p>
          </table:table-cell>
          <table:table-cell table:style-name="Table2.A2" office:value-type="string">
            <text:p text:style-name="P38">Void tip</text:p>
          </table:table-cell>
          <table:table-cell table:style-name="Table2.A2" office:value-type="string">
            <text:p text:style-name="P38">+</text:p>
          </table:table-cell>
          <table:table-cell table:style-name="Table2.A2" office:value-type="string">
            <text:p text:style-name="P38">+</text:p>
          </table:table-cell>
          <table:table-cell table:style-name="Table2.A2" office:value-type="string">
            <text:p text:style-name="P12"/>
          </table:table-cell>
          <table:table-cell table:style-name="Table2.F2" office:value-type="string">
            <text:p text:style-name="P12">test-ok5.mc</text:p>
            <text:p text:style-name="P12">test-ok-NAS-81.mc</text:p>
            <text:p text:style-name="P12">test-ok-NAS-82.mc</text:p>
            <text:p text:style-name="P12">test-ok-NAS-83.mc</text:p>
            <text:p text:style-name="P12">test-ok-NAS-84.mc</text:p>
            <text:p text:style-name="P12">test-synerr5.mc</text:p>
            <text:p text:style-name="P12">test-semerr51.mc</text:p>
            <text:p text:style-name="P12">test-semerr52.mc</text:p>
            <text:p text:style-name="P12">test-semerr53.mc</text:p>
          </table:table-cell>
        </table:table-row>
        <table:table-row table:style-name="TableLine94913147154560">
          <table:table-cell table:style-name="Table2.A2" office:value-type="string">
            <text:p text:style-name="P39">Z6</text:p>
          </table:table-cell>
          <table:table-cell table:style-name="Table2.A2" office:value-type="string">
            <text:p text:style-name="P39">Return iskaz</text:p>
          </table:table-cell>
          <table:table-cell table:style-name="Table2.A2" office:value-type="string">
            <text:p text:style-name="P39">+</text:p>
          </table:table-cell>
          <table:table-cell table:style-name="Table2.A2" office:value-type="string">
            <text:p text:style-name="P39">+</text:p>
          </table:table-cell>
          <table:table-cell table:style-name="Table2.A2" office:value-type="string">
            <text:p text:style-name="P12"/>
          </table:table-cell>
          <table:table-cell table:style-name="Table2.F2" office:value-type="string">
            <text:p text:style-name="P12">test-ok6.mc</text:p>
            <text:p text:style-name="P12">test-ok-NAS-85.mc</text:p>
            <text:p text:style-name="P12">test-ok-NAS-86.mc</text:p>
            <text:p text:style-name="P12">test-ok-NAS-87.mc</text:p>
            <text:p text:style-name="P12">test-ok-NAS-88.mc</text:p>
            <text:p text:style-name="P12">test-ok-NAS-8<text:span text:style-name="T14">9</text:span>.mc</text:p>
            <text:p text:style-name="P17">test-synerr<text:span text:style-name="T6">6</text:span>.mc</text:p>
            <text:p text:style-name="P18">test-semerr<text:span text:style-name="T7">6</text:span>1.mc</text:p>
            <text:p text:style-name="P18">test-semerr<text:span text:style-name="T7">62</text:span>.mc</text:p>
            <text:p text:style-name="P18">test-semerr<text:span text:style-name="T7">63</text:span>.mc</text:p>
            <text:p text:style-name="P18">test-semerr-NAS-81.mc</text:p>
            <text:p text:style-name="P18">test-semerr-NAS-82.mc</text:p>
            <text:p text:style-name="P18">test-semerr-NAS-101.mc</text:p>
          </table:table-cell>
        </table:table-row>
        <table:table-row table:style-name="TableLine94913147155888">
          <table:table-cell table:style-name="Table2.A2" office:value-type="string">
            <text:p text:style-name="P40">Z7</text:p>
          </table:table-cell>
          <table:table-cell table:style-name="Table2.A2" office:value-type="string">
            <text:p text:style-name="P40">Proširiti da funkcija ima više parametara</text:p>
          </table:table-cell>
          <table:table-cell table:style-name="Table2.A2" office:value-type="string">
            <text:p text:style-name="P40">+</text:p>
          </table:table-cell>
          <table:table-cell table:style-name="Table2.A2" office:value-type="string">
            <text:p text:style-name="P40">+</text:p>
          </table:table-cell>
          <table:table-cell table:style-name="Table2.A2" office:value-type="string">
            <text:p text:style-name="P12"/>
          </table:table-cell>
          <table:table-cell table:style-name="Table2.F2" office:value-type="string">
            <text:p text:style-name="P12">test-ok7.mc</text:p>
            <text:p text:style-name="P23">test-ok-NAS-101.mc</text:p>
            <text:p text:style-name="P23">test-ok-NAS-102.mc</text:p>
            <text:p text:style-name="P23">test-ok-NAS-103.mc</text:p>
            <text:p text:style-name="P23">test-ok-NAS-104.mc</text:p>
            <text:p text:style-name="P23">test-ok-NAS-105.mc</text:p>
            <text:p text:style-name="P12">test-ok-NAS-106.mc</text:p>
            <text:p text:style-name="P12">test-synerr7.mc</text:p>
            <text:p text:style-name="P12">test-synerr-NAS-101.mc</text:p>
            <text:p text:style-name="P12">test-synerr-NAS-102.mc</text:p>
            <text:p text:style-name="P12">test-synerr-NAS-103.mc</text:p>
            <text:p text:style-name="P12">test-semerr71.mc</text:p>
            <text:p text:style-name="P12">test-semerr72.mc</text:p>
            <text:p text:style-name="P12">test-semerr73.mc</text:p>
            <text:p text:style-name="P12">test-semerr74.mc</text:p>
            <text:p text:style-name="P12"><text:soft-page-break/>test-semerr-NAS-102.mc</text:p>
            <text:p text:style-name="P12">test-semerr-NAS-103.mc</text:p>
            <text:p text:style-name="P12">test-semerr-NAS-104.mc</text:p>
            <text:p text:style-name="P12">test-semerr-NAS-105.mc</text:p>
          </table:table-cell>
        </table:table-row>
        <table:table-row table:style-name="TableLine94913147157136">
          <table:table-cell table:style-name="Table2.A2" office:value-type="string">
            <text:p text:style-name="P41"/>
            <text:p text:style-name="P41">Z8</text:p>
          </table:table-cell>
          <table:table-cell table:style-name="Table2.A2" office:value-type="string">
            <text:p text:style-name="P41"/>
            <text:p text:style-name="P41">Blokovi</text:p>
          </table:table-cell>
          <table:table-cell table:style-name="Table2.A2" office:value-type="string">
            <text:p text:style-name="P41"/>
            <text:p text:style-name="P41">+</text:p>
          </table:table-cell>
          <table:table-cell table:style-name="Table2.A2" office:value-type="string">
            <text:p text:style-name="P41"/>
            <text:p text:style-name="P41">+</text:p>
          </table:table-cell>
          <table:table-cell table:style-name="Table2.A2" office:value-type="string">
            <text:p text:style-name="P12"/>
          </table:table-cell>
          <table:table-cell table:style-name="Table2.F2" office:value-type="string">
            <text:p text:style-name="P12"/>
            <text:p text:style-name="P12">test-ok8.mc</text:p>
            <text:p text:style-name="P19">test-synerr<text:span text:style-name="T8">8</text:span>.mc</text:p>
            <text:p text:style-name="P12">test-semerr81.mc</text:p>
          </table:table-cell>
        </table:table-row>
        <table:table-row table:style-name="TableLine94913147158464">
          <table:table-cell table:style-name="Table2.A2" office:value-type="string">
            <text:p text:style-name="P42">Z9</text:p>
          </table:table-cell>
          <table:table-cell table:style-name="Table2.A2" office:value-type="string">
            <text:p text:style-name="P42">While iskaz</text:p>
          </table:table-cell>
          <table:table-cell table:style-name="Table2.A2" office:value-type="string">
            <text:p text:style-name="P42">+</text:p>
          </table:table-cell>
          <table:table-cell table:style-name="Table2.A2" office:value-type="string">
            <text:p text:style-name="P42">+</text:p>
          </table:table-cell>
          <table:table-cell table:style-name="Table2.A2" office:value-type="string">
            <text:p text:style-name="P12"/>
          </table:table-cell>
          <table:table-cell table:style-name="Table2.F2" office:value-type="string">
            <text:p text:style-name="P12">test-ok9.mc</text:p>
            <text:p text:style-name="P12">test-synerr9.mc</text:p>
            <text:p text:style-name="P12">test-semerr9.mc</text:p>
          </table:table-cell>
        </table:table-row>
        <table:table-row table:style-name="TableLine94913147159792">
          <table:table-cell table:style-name="Table2.F2" table:number-columns-spanned="6" office:value-type="string">
            <text:p text:style-name="P46">Specifično za men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913147161088">
          <table:table-cell table:style-name="Table2.A2" office:value-type="string">
            <text:p text:style-name="P43">P1</text:p>
          </table:table-cell>
          <table:table-cell table:style-name="Table2.A2" office:value-type="string">
            <text:p text:style-name="P43">Upotreba logičkih operatora</text:p>
          </table:table-cell>
          <table:table-cell table:style-name="Table2.A2" office:value-type="string">
            <text:p text:style-name="P43">+</text:p>
          </table:table-cell>
          <table:table-cell table:style-name="Table2.A2" office:value-type="string">
            <text:p text:style-name="P43">+</text:p>
          </table:table-cell>
          <table:table-cell table:style-name="Table2.A2" office:value-type="string">
            <text:p text:style-name="P12"/>
          </table:table-cell>
          <table:table-cell table:style-name="Table2.F2" office:value-type="string">
            <text:p text:style-name="P12">test-ok10.mc</text:p>
            <text:p text:style-name="P12">test-synerr10.mc</text:p>
            <text:p text:style-name="P12">test-semerr10.mc</text:p>
          </table:table-cell>
        </table:table-row>
        <table:table-row table:style-name="TableLine94913147162352">
          <table:table-cell table:style-name="Table2.A2" office:value-type="string">
            <text:p text:style-name="P43">P2</text:p>
          </table:table-cell>
          <table:table-cell table:style-name="Table2.A2" office:value-type="string">
            <text:p text:style-name="P43">LOOP iskaz</text:p>
          </table:table-cell>
          <table:table-cell table:style-name="Table2.A2" office:value-type="string">
            <text:p text:style-name="P43">+</text:p>
          </table:table-cell>
          <table:table-cell table:style-name="Table2.A2" office:value-type="string">
            <text:p text:style-name="P43">+</text:p>
          </table:table-cell>
          <table:table-cell table:style-name="Table2.A2" office:value-type="string">
            <text:p text:style-name="P12"/>
          </table:table-cell>
          <table:table-cell table:style-name="Table2.F2" office:value-type="string">
            <text:p text:style-name="P12">test-ok11.mc</text:p>
            <text:p text:style-name="P12">test-synerr11.mc</text:p>
            <text:p text:style-name="P12">test-semerr111.mc</text:p>
            <text:p text:style-name="P20">test-semerr11<text:span text:style-name="T9">2</text:span>.mc</text:p>
          </table:table-cell>
        </table:table-row>
        <table:table-row table:style-name="TableLine94913147163680">
          <table:table-cell table:style-name="Table2.A2" office:value-type="string">
            <text:p text:style-name="P43">P3</text:p>
          </table:table-cell>
          <table:table-cell table:style-name="Table2.A2" office:value-type="string">
            <text:p text:style-name="P43">BRANCH iskaz</text:p>
          </table:table-cell>
          <table:table-cell table:style-name="Table2.A2" office:value-type="string">
            <text:p text:style-name="P44">+</text:p>
          </table:table-cell>
          <table:table-cell table:style-name="Table2.A2" office:value-type="string">
            <text:p text:style-name="P44">+</text:p>
          </table:table-cell>
          <table:table-cell table:style-name="Table2.A2" office:value-type="string">
            <text:p text:style-name="P12"/>
          </table:table-cell>
          <table:table-cell table:style-name="Table2.F2" office:value-type="string">
            <text:p text:style-name="P12">test-ok12.mc</text:p>
            <text:p text:style-name="P21">test-synerr1<text:span text:style-name="T10">21</text:span>.mc</text:p>
            <text:p text:style-name="P21">test-synerr1<text:span text:style-name="T10">22</text:span>.mc</text:p>
            <text:p text:style-name="P21">test-synerr1<text:span text:style-name="T10">23</text:span>.mc</text:p>
            <text:p text:style-name="P21">test-synerr124.mc</text:p>
            <text:p text:style-name="P22">test-semerr12<text:span text:style-name="T11">1</text:span>.mc</text:p>
            <text:p text:style-name="P21">test-semerr122.mc</text:p>
          </table:table-cell>
        </table:table-row>
      </table:table>
      <text:p text:style-name="P8"/>
      <text:p text:style-name="P6">Detalji implementacije</text:p>
      <table:table table:name="Table3" table:style-name="Table3">
        <table:table-column table:style-name="Table3.A"/>
        <table:table-column table:style-name="Table3.B"/>
        <table:table-row table:style-name="TableLine94913147165760">
          <table:table-cell table:style-name="Table3.A1" office:value-type="string">
            <text:p text:style-name="P45">Prevodilac makefile</text:p>
          </table:table-cell>
          <table:table-cell table:style-name="Table3.B1" office:value-type="string">
            <text:p text:style-name="P45">NE</text:p>
          </table:table-cell>
        </table:table-row>
        <table:table-row table:style-name="TableLine94913147170112">
          <table:table-cell table:style-name="Table3.A2" office:value-type="string">
            <text:p text:style-name="P45">Hipsim fajlovi</text:p>
          </table:table-cell>
          <table:table-cell table:style-name="Table3.B2" office:value-type="string">
            <text:p text:style-name="P47">NE</text:p>
          </table:table-cell>
        </table:table-row>
        <table:table-row table:style-name="TableLine94913147171360">
          <table:table-cell table:style-name="Table3.A2" office:value-type="string">
            <text:p text:style-name="P45">Tabela simbola</text:p>
          </table:table-cell>
          <table:table-cell table:style-name="Table3.B2" office:value-type="string">
            <text:p text:style-name="P45">NE</text:p>
          </table:table-cell>
        </table:table-row>
      </table:table>
      <text:p text:style-name="P9"/>
      <text:p text:style-name="P10">Promenjen je defs.h , u delu types dodat je VOID.</text:p>
      <text:p text:style-name="P10"/>
      <text:p text:style-name="P10">Z7</text:p>
      <text:p text:style-name="P11">Za pamćenje kojeg je tipa, napravljen je array veličine tabele simbol<text:span text:style-name="T12">a </text:span>. <text:s/>U tom array-u se čuva koji su tipovi <text:span text:style-name="T13">i</text:span> koji je redosled <text:span text:style-name="T13">promenljivih u zagradi funkcije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0T19:42:12.651089626</meta:creation-date>
    <dc:date>2021-04-23T18:09:35.589769639</dc:date>
    <meta:editing-duration>PT11H26M32S</meta:editing-duration>
    <meta:editing-cycles>122</meta:editing-cycles>
    <meta:generator>LibreOffice/6.4.7.2$Linux_X86_64 LibreOffice_project/40$Build-2</meta:generator>
    <meta:document-statistic meta:table-count="3" meta:image-count="0" meta:object-count="0" meta:page-count="3" meta:paragraph-count="187" meta:word-count="260" meta:character-count="2570" meta:non-whitespace-character-count="2496"/>
  </office:meta>
</office:document-meta>
</file>